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887cm"/>
    </style:style>
    <style:style style:name="gr2" style:family="graphic" style:parent-style-name="standard">
      <style:graphic-properties draw:stroke="none" svg:stroke-color="#000000" draw:fill="none" draw:fill-color="#ffffff" fo:min-height="20.917cm"/>
    </style:style>
    <style:style style:name="gr3" style:family="graphic" style:parent-style-name="standard">
      <style:graphic-properties draw:textarea-horizontal-align="justify" draw:textarea-vertical-align="middle" draw:auto-grow-height="false" fo:min-height="31.75cm" fo:min-width="14.65cm"/>
    </style:style>
    <style:style style:name="gr4" style:family="graphic" style:parent-style-name="standard">
      <style:graphic-properties draw:stroke="none" svg:stroke-color="#000000" draw:fill="none" draw:fill-color="#ffffff" fo:min-height="3.953cm"/>
    </style:style>
    <style:style style:name="gr5" style:family="graphic" style:parent-style-name="standard">
      <style:graphic-properties draw:textarea-horizontal-align="justify" draw:textarea-vertical-align="middle" draw:auto-grow-height="false" fo:min-height="26.219cm" fo:min-width="14.65cm"/>
    </style:style>
    <style:style style:name="gr6" style:family="graphic" style:parent-style-name="standard">
      <style:graphic-properties draw:textarea-horizontal-align="justify" draw:textarea-vertical-align="middle" draw:auto-grow-height="false" fo:min-height="1.981cm" fo:min-width="14.65cm"/>
    </style:style>
    <style:style style:name="gr7" style:family="graphic" style:parent-style-name="standard">
      <style:graphic-properties draw:textarea-horizontal-align="justify" draw:textarea-vertical-align="middle" draw:auto-grow-height="false" fo:min-height="3.382cm" fo:min-width="14.65cm"/>
    </style:style>
    <style:style style:name="gr8" style:family="graphic" style:parent-style-name="standard">
      <style:graphic-properties draw:textarea-horizontal-align="justify" draw:textarea-vertical-align="middle" draw:auto-grow-height="false" fo:min-height="1.722cm" fo:min-width="14.65cm"/>
    </style:style>
    <style:style style:name="gr9" style:family="graphic" style:parent-style-name="standard">
      <style:graphic-properties draw:textarea-horizontal-align="justify" draw:textarea-vertical-align="middle" draw:auto-grow-height="false" fo:min-height="1.981cm" fo:min-width="14.65cm"/>
    </style:style>
    <style:style style:name="gr10" style:family="graphic" style:parent-style-name="standard">
      <style:graphic-properties draw:stroke="none" svg:stroke-color="#000000" draw:fill="none" draw:fill-color="#ffffff" fo:min-height="3.278cm"/>
    </style:style>
    <style:style style:name="gr11" style:family="graphic" style:parent-style-name="standard">
      <style:graphic-properties draw:textarea-horizontal-align="justify" draw:textarea-vertical-align="middle" draw:auto-grow-height="false" fo:min-height="1.981cm" fo:min-width="11.5cm"/>
    </style:style>
    <style:style style:name="gr12" style:family="graphic" style:parent-style-name="standard">
      <style:graphic-properties draw:textarea-horizontal-align="justify" draw:textarea-vertical-align="middle" draw:auto-grow-height="false" fo:min-height="1.982cm" fo:min-width="11.5cm"/>
    </style:style>
    <style:style style:name="gr13" style:family="graphic" style:parent-style-name="standard">
      <style:graphic-properties draw:textarea-horizontal-align="justify" draw:textarea-vertical-align="middle" draw:auto-grow-height="false" fo:min-height="1.961cm" fo:min-width="1.066cm"/>
    </style:style>
    <style:style style:name="gr14" style:family="graphic" style:parent-style-name="standard">
      <style:graphic-properties draw:textarea-horizontal-align="justify" draw:textarea-vertical-align="middle" draw:auto-grow-height="false" fo:min-height="1.981cm" fo:min-width="1.118cm"/>
    </style:style>
    <style:style style:name="gr15" style:family="graphic" style:parent-style-name="standard">
      <style:graphic-properties draw:textarea-horizontal-align="justify" draw:textarea-vertical-align="middle" draw:auto-grow-height="false" fo:min-height="26.219cm" fo:min-width="14.65cm"/>
    </style:style>
    <style:style style:name="gr16" style:family="graphic" style:parent-style-name="standard">
      <style:graphic-properties draw:textarea-horizontal-align="justify" draw:textarea-vertical-align="middle" draw:auto-grow-height="false" fo:min-height="7.628cm" fo:min-width="4.38cm"/>
    </style:style>
    <style:style style:name="gr17" style:family="graphic" style:parent-style-name="standard">
      <style:graphic-properties draw:textarea-horizontal-align="justify" draw:textarea-vertical-align="middle" draw:auto-grow-height="false" fo:min-height="4.982cm" fo:min-width="4.38cm"/>
    </style:style>
    <style:style style:name="gr18" style:family="graphic" style:parent-style-name="standard">
      <style:graphic-properties draw:textarea-horizontal-align="justify" draw:textarea-vertical-align="middle" draw:auto-grow-height="false" fo:min-height="2.396cm" fo:min-width="4.38cm"/>
    </style:style>
    <style:style style:name="gr19" style:family="graphic" style:parent-style-name="standard">
      <style:graphic-properties draw:stroke="none" svg:stroke-color="#000000" draw:fill="none" draw:fill-color="#ffffff" fo:min-height="7.822cm"/>
    </style:style>
    <style:style style:name="gr20" style:family="graphic" style:parent-style-name="Default_5f_1">
      <style:graphic-properties draw:textarea-horizontal-align="justify" draw:textarea-vertical-align="middle" draw:auto-grow-height="false" fo:min-height="7.628cm" fo:min-width="4.38cm"/>
    </style:style>
    <style:style style:name="gr21" style:family="graphic" style:parent-style-name="Default_5f_1">
      <style:graphic-properties draw:textarea-horizontal-align="justify" draw:textarea-vertical-align="middle" draw:auto-grow-height="false" fo:min-height="7.606cm" fo:min-width="4.38cm"/>
    </style:style>
    <style:style style:name="gr22" style:family="graphic" style:parent-style-name="standard">
      <style:graphic-properties draw:stroke="none" svg:stroke-color="#000000" draw:fill="none" draw:fill-color="#ffffff" fo:min-height="6.1cm"/>
    </style:style>
    <style:style style:name="gr23" style:family="graphic" style:parent-style-name="standard">
      <style:graphic-properties draw:textarea-horizontal-align="justify" draw:textarea-vertical-align="middle" draw:auto-grow-height="false" fo:min-height="4.983cm" fo:min-width="6.614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4.39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995cm" svg:height="6.137cm" svg:x="3.594cm" svg:y="2.977cm">
          <draw:text-box>
            <text:p>Mastermind</text:p>
            <text:p/>
            <text:p/>
          </draw:text-box>
        </draw:frame>
        <draw:frame draw:style-name="gr2" draw:text-style-name="P1" draw:layer="layout" svg:width="37.982cm" svg:height="21.167cm" svg:x="15.64cm" svg:y="7.408cm">
          <draw:text-box>
            <text:p>Core gameplay:<text:line-break/>-Computer picks A objects of B colours<text:line-break/>-User guesses string of colours<text:line-break/>-Computers tells if each colour is in Poisiton, Out of position, Or not present<text:line-break/>-User repeats<text:line-break/><text:line-break/>Maximum number of attempts.</text:p>
          </draw:text-box>
        </draw:frame>
      </draw:page>
      <draw:page draw:name="page2" draw:style-name="dp1" draw:master-page-name="Default">
        <draw:custom-shape draw:style-name="gr3" draw:text-style-name="P2" draw:layer="layout" svg:width="15.15cm" svg:height="32cm" svg:x="13.859cm" svg:y="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4.203cm" svg:height="4.203cm" svg:x="1.919cm" svg:y="20.699cm">
          <draw:text-box>
            <text:p>32.0/19 *9<text:line-break/>15,15</text:p>
          </draw:text-box>
        </draw:frame>
        <draw:custom-shape draw:style-name="gr5" draw:text-style-name="P2" draw:layer="layout" svg:width="15.15cm" svg:height="26.469cm" svg:x="13.859cm" svg:y="6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5.15cm" svg:height="2.231cm" svg:x="13.859cm" svg:y="6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5.15cm" svg:height="3.632cm" svg:x="13.859cm" svg:y="3.06cm">
          <text:p text:style-name="P2">Page H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5.15cm" svg:height="1.972cm" svg:x="13.859cm" svg:y="33.098cm">
          <text:p text:style-name="P2">Page Foo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5.15cm" svg:height="2.231cm" svg:x="13.859cm" svg:y="30.93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5.033cm" svg:height="3.528cm" svg:x="3.216cm" svg:y="1.348cm">
          <draw:text-box>
            <text:p>Mobile First</text:p>
          </draw:text-box>
        </draw:frame>
        <draw:custom-shape draw:style-name="gr11" draw:text-style-name="P2" draw:layer="layout" svg:width="12cm" svg:height="2.231cm" svg:x="15.434cm" svg:y="6.691cm">
          <text:p text:style-name="P2">User Input/Game 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2cm" svg:height="2.232cm" svg:x="15.434cm" svg:y="30.939cm">
          <text:p text:style-name="P2">Game 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566cm" svg:height="2.211cm" svg:x="27.434cm" svg:y="30.939cm">
          <text:p text:style-name="P2">Refresh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1.618cm" svg:height="2.231cm" svg:x="27.434cm" svg:y="6.691cm">
          <text:p text:style-name="P2">Submi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2" draw:layer="layout" svg:width="15.15cm" svg:height="26.469cm" svg:x="31.978cm" svg:y="6.692cm">
          <text:p text:style-name="P2">Gameplay Area Container<text:line-break/>(main? Div?)</text:p>
          <text:p text:style-name="P2"/>
          <text:p text:style-name="P2"><text:line-break/>Guesses will go here,</text:p>
          <text:p text:style-name="P2">starting at top and scrolling down.</text:p>
          <text:p text:style-name="P2">If they run off the bottom</text:p>
          <text:p text:style-name="P2"><text:s/>allow for scrolling,</text:p>
          <text:p text:style-name="P2">but ideally size it right so that this isn’t an issue,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5.15cm" svg:height="2.231cm" svg:x="31.978cm" svg:y="6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5.15cm" svg:height="2.231cm" svg:x="31.978cm" svg:y="30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2cm" svg:height="2.231cm" svg:x="33.553cm" svg:y="6.691cm">
          <text:p text:style-name="P2">User Input/Game Start<text:line-break/>(Needs to be sticky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2cm" svg:height="2.232cm" svg:x="33.553cm" svg:y="30.939cm">
          <text:p text:style-name="P2">Game End<text:line-break/>(May also need to be sticky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566cm" svg:height="2.211cm" svg:x="45.553cm" svg:y="30.939cm">
          <text:p text:style-name="P2">Refresh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1.618cm" svg:height="2.231cm" svg:x="45.553cm" svg:y="6.691cm">
          <text:p text:style-name="P2">Submit</text:p>
          <draw:enhanced-geometry svg:viewBox="0 0 21600 21600" draw:mirror-horizontal="tru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6" draw:text-style-name="P2" draw:layer="layout" svg:width="4.88cm" svg:height="7.878cm" svg:x="33.749cm" svg:y="11.878cm">
          <text:p text:style-name="P2">Submit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88cm" svg:height="5.232cm" svg:x="28.849cm" svg:y="19.7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88cm" svg:height="2.646cm" svg:x="28.849cm" svg:y="25.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88cm" svg:height="5.232cm" svg:x="24.049cm" svg:y="19.7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88cm" svg:height="2.646cm" svg:x="24.049cm" svg:y="25.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88cm" svg:height="5.232cm" svg:x="19.249cm" svg:y="19.7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88cm" svg:height="2.646cm" svg:x="19.249cm" svg:y="25.01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3.586cm" svg:height="14.471cm" svg:x="9.643cm" svg:y="12.939cm">
          <draw:text-box>
            <text:p>User Guess</text:p>
            <text:p>Input</text:p>
            <text:p/>
            <text:p/>
            <text:p/>
            <text:p/>
            <text:p/>
            <text:p/>
            <text:p/>
            <text:p>User’s guess history</text:p>
            <text:p/>
            <text:p/>
            <text:p/>
            <text:p/>
            <text:p/>
            <text:p>Computer Response</text:p>
          </draw:text-box>
        </draw:frame>
        <draw:custom-shape draw:style-name="gr16" draw:text-style-name="P2" draw:layer="layout" svg:width="4.88cm" svg:height="7.878cm" svg:x="28.849cm" svg:y="11.878cm">
          <text:p text:style-name="P2"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88cm" svg:height="7.878cm" svg:x="24.049cm" svg:y="11.8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88cm" svg:height="7.878cm" svg:x="19.249cm" svg:y="11.8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88cm" svg:height="7.878cm" svg:x="14.449cm" svg:y="11.8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88cm" svg:height="5.232cm" svg:x="14.449cm" svg:y="19.7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88cm" svg:height="2.646cm" svg:x="14.449cm" svg:y="25.0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0" draw:text-style-name="P2" draw:layer="layout" svg:width="4.88cm" svg:height="7.878cm" svg:x="33.749cm" svg:y="19.778cm">
          <text:p text:style-name="P2">Restart button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88cm" svg:height="7.856cm" svg:x="28.849cm" svg:y="19.7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88cm" svg:height="7.856cm" svg:x="24.049cm" svg:y="19.7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88cm" svg:height="7.856cm" svg:x="19.249cm" svg:y="19.7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88cm" svg:height="7.856cm" svg:x="14.449cm" svg:y="19.778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5.233cm" svg:height="6.35cm" svg:x="8.525cm" svg:y="21.284cm">
          <draw:text-box>
            <text:p>Computer’s Guess<text:line-break/></text:p>
            <text:p>Remains hidden till success state reached</text:p>
          </draw:text-box>
        </draw:frame>
      </draw:page>
      <draw:page draw:name="page5" draw:style-name="dp1" draw:master-page-name="Default">
        <draw:custom-shape draw:style-name="gr23" draw:text-style-name="P2" xml:id="id1" draw:id="id1" draw:layer="layout" svg:width="7.114cm" svg:height="5.233cm" svg:x="7.232cm" svg:y="2.881cm">
          <text:p text:style-name="P2">Game Start</text:p>
          <draw:enhanced-geometry svg:viewBox="0 0 21600 21600" draw:type="rectangle" draw:enhanced-path="M 0 0 L 21600 0 21600 21600 0 21600 0 0 Z N"/>
        </draw:custom-shape>
        <draw:custom-shape draw:style-name="gr23" draw:text-style-name="P2" xml:id="id2" draw:id="id2" draw:layer="layout" svg:width="7.114cm" svg:height="5.233cm" svg:x="7.232cm" svg:y="10.881cm">
          <text:p text:style-name="P2">Computer Generates<text:line-break/>String</text:p>
          <draw:enhanced-geometry svg:viewBox="0 0 21600 21600" draw:type="rectangle" draw:enhanced-path="M 0 0 L 21600 0 21600 21600 0 21600 0 0 Z N"/>
        </draw:custom-shape>
        <draw:custom-shape draw:style-name="gr23" draw:text-style-name="P2" xml:id="id3" draw:id="id3" draw:layer="layout" svg:width="7.114cm" svg:height="5.233cm" svg:x="7.232cm" svg:y="17.881cm">
          <text:p text:style-name="P2">User Turn Start</text:p>
          <draw:enhanced-geometry svg:viewBox="0 0 21600 21600" draw:type="rectangle" draw:enhanced-path="M 0 0 L 21600 0 21600 21600 0 21600 0 0 Z N"/>
        </draw:custom-shape>
        <draw:custom-shape draw:style-name="gr23" draw:text-style-name="P2" xml:id="id4" draw:id="id4" draw:layer="layout" svg:width="7.114cm" svg:height="5.233cm" svg:x="7.232cm" svg:y="24.881cm">
          <text:p text:style-name="P2">User enters guess</text:p>
          <draw:enhanced-geometry svg:viewBox="0 0 21600 21600" draw:type="rectangle" draw:enhanced-path="M 0 0 L 21600 0 21600 21600 0 21600 0 0 Z N"/>
        </draw:custom-shape>
        <draw:custom-shape draw:style-name="gr23" draw:text-style-name="P2" xml:id="id5" draw:id="id5" draw:layer="layout" svg:width="7.114cm" svg:height="5.233cm" svg:x="20.232cm" svg:y="2.881cm">
          <text:p text:style-name="P2">Is user’s Guess correct?</text:p>
          <draw:enhanced-geometry svg:viewBox="0 0 21600 21600" draw:type="rectangle" draw:enhanced-path="M 0 0 L 21600 0 21600 21600 0 21600 0 0 Z N"/>
        </draw:custom-shape>
        <draw:custom-shape draw:style-name="gr23" draw:text-style-name="P2" xml:id="id6" draw:id="id6" draw:layer="layout" svg:width="7.114cm" svg:height="5.233cm" svg:x="31.232cm" svg:y="2.881cm">
          <text:p text:style-name="P2">Win Stat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114cm" svg:height="5.233cm" svg:x="40.232cm" svg:y="2.881cm">
          <text:p text:style-name="P2">End Game</text:p>
          <draw:enhanced-geometry svg:viewBox="0 0 21600 21600" draw:type="rectangle" draw:enhanced-path="M 0 0 L 21600 0 21600 21600 0 21600 0 0 Z N"/>
        </draw:custom-shape>
        <draw:custom-shape draw:style-name="gr23" draw:text-style-name="P2" xml:id="id7" draw:id="id7" draw:layer="layout" svg:width="7.114cm" svg:height="5.233cm" svg:x="20.232cm" svg:y="9.881cm">
          <text:p text:style-name="P2">Check each input</text:p>
          <draw:enhanced-geometry svg:viewBox="0 0 21600 21600" draw:type="rectangle" draw:enhanced-path="M 0 0 L 21600 0 21600 21600 0 21600 0 0 Z N"/>
        </draw:custom-shape>
        <draw:custom-shape draw:style-name="gr23" draw:text-style-name="P2" xml:id="id8" draw:id="id8" draw:layer="layout" svg:width="7.114cm" svg:height="5.233cm" svg:x="20.232cm" svg:y="16.881cm">
          <text:p text:style-name="P2">Is Right</text:p>
          <draw:enhanced-geometry svg:viewBox="0 0 21600 21600" draw:type="rectangle" draw:enhanced-path="M 0 0 L 21600 0 21600 21600 0 21600 0 0 Z N"/>
        </draw:custom-shape>
        <draw:custom-shape draw:style-name="gr23" draw:text-style-name="P2" xml:id="id9" draw:id="id9" draw:layer="layout" svg:width="7.114cm" svg:height="5.233cm" svg:x="29.232cm" svg:y="16.881cm">
          <text:p text:style-name="P2">Is Present</text:p>
          <draw:enhanced-geometry svg:viewBox="0 0 21600 21600" draw:type="rectangle" draw:enhanced-path="M 0 0 L 21600 0 21600 21600 0 21600 0 0 Z N"/>
        </draw:custom-shape>
        <draw:custom-shape draw:style-name="gr23" draw:text-style-name="P2" xml:id="id10" draw:id="id10" draw:layer="layout" svg:width="7.114cm" svg:height="5.233cm" svg:x="38.232cm" svg:y="16.881cm">
          <text:p text:style-name="P2">Is Wrong</text:p>
          <draw:enhanced-geometry svg:viewBox="0 0 21600 21600" draw:type="rectangle" draw:enhanced-path="M 0 0 L 21600 0 21600 21600 0 21600 0 0 Z N"/>
        </draw:custom-shape>
        <draw:custom-shape draw:style-name="gr23" draw:text-style-name="P2" xml:id="id11" draw:id="id11" draw:layer="layout" svg:width="7.114cm" svg:height="5.233cm" svg:x="20.232cm" svg:y="24.081cm">
          <text:p text:style-name="P2">Guess Green</text:p>
          <draw:enhanced-geometry svg:viewBox="0 0 21600 21600" draw:type="rectangle" draw:enhanced-path="M 0 0 L 21600 0 21600 21600 0 21600 0 0 Z N"/>
        </draw:custom-shape>
        <draw:custom-shape draw:style-name="gr23" draw:text-style-name="P2" xml:id="id12" draw:id="id12" draw:layer="layout" svg:width="7.114cm" svg:height="5.233cm" svg:x="29.232cm" svg:y="24.081cm">
          <text:p text:style-name="P2">Guess Yellow</text:p>
          <draw:enhanced-geometry svg:viewBox="0 0 21600 21600" draw:type="rectangle" draw:enhanced-path="M 0 0 L 21600 0 21600 21600 0 21600 0 0 Z N"/>
        </draw:custom-shape>
        <draw:custom-shape draw:style-name="gr23" draw:text-style-name="P2" xml:id="id13" draw:id="id13" draw:layer="layout" svg:width="7.114cm" svg:height="5.233cm" svg:x="38.232cm" svg:y="24.081cm">
          <text:p text:style-name="P2">Guess Red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0.789cm" svg:y1="8.114cm" svg:x2="10.789cm" svg:y2="10.881cm" draw:start-shape="id1" draw:start-glue-point="2" draw:end-shape="id2" draw:end-glue-point="0" svg:d="M10789 8114v2767" svg:viewBox="0 0 1 2768">
          <text:p/>
        </draw:connector>
        <draw:connector draw:style-name="gr24" draw:text-style-name="P3" draw:layer="layout" svg:x1="10.789cm" svg:y1="16.114cm" svg:x2="10.789cm" svg:y2="17.881cm" draw:start-shape="id2" draw:start-glue-point="2" draw:end-shape="id3" svg:d="M10789 16114v1767" svg:viewBox="0 0 1 1768">
          <text:p/>
        </draw:connector>
        <draw:connector draw:style-name="gr24" draw:text-style-name="P3" draw:layer="layout" svg:x1="10.789cm" svg:y1="23.114cm" svg:x2="10.789cm" svg:y2="24.881cm" draw:start-shape="id3" draw:start-glue-point="2" draw:end-shape="id4" draw:end-glue-point="0" svg:d="M10789 23114v1767" svg:viewBox="0 0 1 1768">
          <text:p/>
        </draw:connector>
        <draw:connector draw:style-name="gr24" draw:text-style-name="P3" draw:layer="layout" svg:x1="14.346cm" svg:y1="27.497cm" svg:x2="20.232cm" svg:y2="5.497cm" draw:start-shape="id4" draw:end-shape="id5" svg:d="M14346 27497h2943v-22000h2943" svg:viewBox="0 0 5887 22001">
          <text:p/>
        </draw:connector>
        <draw:connector draw:style-name="gr25" draw:text-style-name="P3" draw:layer="layout" svg:x1="27.346cm" svg:y1="5.497cm" svg:x2="31.232cm" svg:y2="5.497cm" draw:start-shape="id5" draw:start-glue-point="1" draw:end-shape="id6" draw:end-glue-point="3" svg:d="M27346 5497h3886" svg:viewBox="0 0 3887 1">
          <text:p text:style-name="P2"/>
          <text:p text:style-name="P2"/>
          <text:p text:style-name="P2">Yes</text:p>
        </draw:connector>
        <draw:connector draw:style-name="gr25" draw:text-style-name="P3" draw:layer="layout" svg:x1="23.789cm" svg:y1="8.114cm" svg:x2="23.789cm" svg:y2="9.881cm" draw:start-shape="id5" draw:start-glue-point="2" draw:end-shape="id7" draw:end-glue-point="0" svg:d="M23789 8114v1767" svg:viewBox="0 0 1 1768">
          <text:p text:style-name="P2"><text:tab/>No</text:p>
        </draw:connector>
        <draw:connector draw:style-name="gr24" draw:text-style-name="P3" draw:layer="layout" svg:x1="23.789cm" svg:y1="15.114cm" svg:x2="23.789cm" svg:y2="16.881cm" draw:start-shape="id7" draw:start-glue-point="2" draw:end-shape="id8" draw:end-glue-point="0" svg:d="M23789 15114v1767" svg:viewBox="0 0 1 1768">
          <text:p/>
        </draw:connector>
        <draw:connector draw:style-name="gr24" draw:text-style-name="P3" draw:layer="layout" svg:x1="27.346cm" svg:y1="12.497cm" svg:x2="32.789cm" svg:y2="16.881cm" draw:start-shape="id7" draw:start-glue-point="1" draw:end-shape="id9" draw:end-glue-point="0" svg:d="M27346 12497h5443v4384" svg:viewBox="0 0 5444 4385">
          <text:p/>
        </draw:connector>
        <draw:connector draw:style-name="gr24" draw:text-style-name="P3" draw:layer="layout" svg:x1="27.346cm" svg:y1="12.497cm" svg:x2="41.789cm" svg:y2="16.881cm" draw:start-shape="id7" draw:start-glue-point="1" draw:end-shape="id10" draw:end-glue-point="0" svg:d="M27346 12497h14443v4384" svg:viewBox="0 0 14444 4385">
          <text:p/>
        </draw:connector>
        <draw:connector draw:style-name="gr24" draw:text-style-name="P3" draw:layer="layout" svg:x1="23.789cm" svg:y1="22.114cm" svg:x2="23.789cm" svg:y2="24.081cm" draw:start-shape="id8" draw:start-glue-point="2" draw:end-shape="id11" draw:end-glue-point="0" svg:d="M23789 22114v1967" svg:viewBox="0 0 1 1968">
          <text:p/>
        </draw:connector>
        <draw:connector draw:style-name="gr24" draw:text-style-name="P3" draw:layer="layout" svg:x1="32.789cm" svg:y1="22.114cm" svg:x2="32.789cm" svg:y2="24.081cm" draw:start-shape="id9" draw:start-glue-point="2" draw:end-shape="id12" svg:d="M32789 22114v1967" svg:viewBox="0 0 1 1968">
          <text:p/>
        </draw:connector>
        <draw:connector draw:style-name="gr24" draw:text-style-name="P3" draw:layer="layout" svg:x1="41.789cm" svg:y1="22.114cm" svg:x2="41.789cm" svg:y2="24.081cm" draw:start-shape="id10" draw:end-shape="id13" draw:end-glue-point="0" svg:d="M41789 22114v1967" svg:viewBox="0 0 1 1968">
          <text:p/>
        </draw:connector>
        <draw:custom-shape draw:style-name="gr23" draw:text-style-name="P2" xml:id="id14" draw:id="id14" draw:layer="layout" svg:width="7.114cm" svg:height="5.233cm" svg:x="29.232cm" svg:y="32.081cm">
          <text:p text:style-name="P2">Push to history</text:p>
          <draw:enhanced-geometry svg:viewBox="0 0 21600 21600" draw:type="rectangle" draw:enhanced-path="M 0 0 L 21600 0 21600 21600 0 21600 0 0 Z N"/>
        </draw:custom-shape>
        <draw:custom-shape draw:style-name="gr23" draw:text-style-name="P2" xml:id="id15" draw:id="id15" draw:layer="layout" svg:width="7.114cm" svg:height="5.233cm" svg:x="19.232cm" svg:y="32.081cm">
          <text:p text:style-name="P2">Clear Input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23.789cm" svg:y1="29.314cm" svg:x2="32.789cm" svg:y2="32.081cm" draw:start-shape="id11" draw:end-shape="id14" draw:end-glue-point="0" svg:d="M23789 29314v1383h9000v1384" svg:viewBox="0 0 9001 2768">
          <text:p/>
        </draw:connector>
        <draw:connector draw:style-name="gr24" draw:text-style-name="P3" draw:layer="layout" svg:x1="41.789cm" svg:y1="29.314cm" svg:x2="32.789cm" svg:y2="32.081cm" draw:start-shape="id13" draw:start-glue-point="2" draw:end-shape="id14" draw:end-glue-point="0" svg:d="M41789 29314v1383h-9000v1384" svg:viewBox="0 0 9001 2768">
          <text:p/>
        </draw:connector>
        <draw:connector draw:style-name="gr24" draw:text-style-name="P3" draw:layer="layout" svg:x1="32.789cm" svg:y1="29.314cm" svg:x2="32.789cm" svg:y2="32.081cm" draw:start-shape="id12" draw:start-glue-point="2" draw:end-shape="id14" draw:end-glue-point="0" svg:d="M32789 29314v2767" svg:viewBox="0 0 1 2768">
          <text:p/>
        </draw:connector>
        <draw:connector draw:style-name="gr24" draw:text-style-name="P3" draw:layer="layout" svg:x1="29.232cm" svg:y1="34.697cm" svg:x2="26.346cm" svg:y2="34.697cm" draw:start-shape="id14" draw:start-glue-point="3" draw:end-shape="id15" draw:end-glue-point="1" svg:d="M29232 34697h-2886" svg:viewBox="0 0 2887 1">
          <text:p/>
        </draw:connector>
        <draw:connector draw:style-name="gr24" draw:text-style-name="P3" draw:layer="layout" draw:line-skew="-3.968cm" svg:x1="19.232cm" svg:y1="34.697cm" svg:x2="7.232cm" svg:y2="20.497cm" draw:start-shape="id15" draw:start-glue-point="3" draw:end-shape="id3" draw:end-glue-point="3" svg:d="M19232 34697h-16469v-14200h4469" svg:viewBox="0 0 16470 14201">
          <text:p/>
        </draw:connector>
        <draw:frame draw:style-name="gr26" draw:text-style-name="P1" draw:layer="layout" svg:width="8.467cm" svg:height="4.645cm" svg:x="39.922cm" svg:y="33.514cm">
          <draw:text-box>
            <text:p>User can only submit if input not clear</text:p>
            <text:p/>
            <text:p>Input is a Select cal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05T14:11:21.568000000</meta:creation-date>
    <dc:date>2022-10-05T14:52:27.049000000</dc:date>
    <meta:editing-duration>PT7M50S</meta:editing-duration>
    <meta:editing-cycles>2</meta:editing-cycles>
    <meta:generator>LibreOffice/6.0.5.2$Windows_X86_64 LibreOffice_project/54c8cbb85f300ac59db32fe8a675ff7683cd5a16</meta:generator>
    <meta:document-statistic meta:object-count="75"/>
  </office:meta>
</office:document-meta>
</file>